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943e"/>
    </style:style>
    <style:style style:name="P2" style:family="paragraph" style:parent-style-name="Heading_20_3">
      <style:text-properties style:font-name="Courier" officeooo:paragraph-rsid="001ed394"/>
    </style:style>
    <style:style style:name="P3" style:family="paragraph" style:parent-style-name="Text_20_body">
      <style:text-properties officeooo:paragraph-rsid="0017943e"/>
    </style:style>
    <style:style style:name="P4" style:family="paragraph" style:parent-style-name="Text_20_body" style:list-style-name="L1">
      <style:text-properties officeooo:paragraph-rsid="001c6b58"/>
    </style:style>
    <style:style style:name="P5" style:family="paragraph" style:parent-style-name="Text_20_body">
      <style:text-properties style:font-name="Courier" officeooo:paragraph-rsid="001c6b58"/>
    </style:style>
    <style:style style:name="P6" style:family="paragraph" style:parent-style-name="Text_20_body">
      <style:text-properties style:font-name="Liberation Serif" officeooo:rsid="001ed394" officeooo:paragraph-rsid="001ed394"/>
    </style:style>
    <style:style style:name="T1" style:family="text">
      <style:text-properties officeooo:rsid="0015831c"/>
    </style:style>
    <style:style style:name="T2" style:family="text">
      <style:text-properties officeooo:rsid="00160955"/>
    </style:style>
    <style:style style:name="T3" style:family="text">
      <style:text-properties officeooo:rsid="0017943e"/>
    </style:style>
    <style:style style:name="T4" style:family="text">
      <style:text-properties officeooo:rsid="00199490"/>
    </style:style>
    <style:style style:name="T5" style:family="text">
      <style:text-properties officeooo:rsid="001b71fb"/>
    </style:style>
    <style:style style:name="T6" style:family="text">
      <style:text-properties officeooo:rsid="001c6b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Лабораторна робота №<text:span text:style-name="T1">1</text:span></text:p>
      <text:h text:style-name="Heading_20_3" text:outline-level="3">Налагодження середовища для <text:span text:style-name="T1">Flutter-розробки</text:span></text:h>
      <text:p text:style-name="Text_20_body">Основна сторінка з нформацією про установку <text:span text:style-name="T1">Flutter на різних платформах: </text:span><text:a xlink:type="simple" xlink:href="https://docs.flutter.dev/get-started/install" text:style-name="Internet_20_link" text:visited-style-name="Visited_20_Internet_20_Link"><text:span text:style-name="T1">https://docs.flutter.dev/get-started/install</text:span></text:a></text:p>
      <text:p text:style-name="P1">Розробку <text:span text:style-name="T2">Flutter-програм можна вести в таких інстументах, як Vim (NeoVim), Android Studio, VS Code. Майже всі редактори мають плагіни для підтримки </text:span><text:span text:style-name="T3">Flutter-розробки.</text:span></text:p>
      <text:p text:style-name="P1"><text:span text:style-name="T2">Розглянемо кроки, що необхідно виконати для розробки на </text:span><text:span text:style-name="T3">flutter </text:span><text:span text:style-name="T2">програм для <text:s/></text:span><text:span text:style-name="T3">Android.</text:span></text:p>
      <text:p text:style-name="P1">Щоби створити новий проект наобхід<text:span text:style-name="T4">но вибрати <text:s/>“New Flutter Project”</text:span><text:span text:style-name="T5">. Після цього вказуються наступні параметри проекту:</text:span></text:p>
      <text:p text:style-name="P1">- <text:span text:style-name="T5">project name</text:span></text:p>
      <text:p text:style-name="P1">- <text:span text:style-name="T5">project location</text:span></text:p>
      <text:p text:style-name="P1">- <text:span text:style-name="T5">project type</text:span></text:p>
      <text:p text:style-name="P1">- <text:span text:style-name="T5">supported paltforms</text:span></text:p>
      <text:p text:style-name="P1">та ряд інших.</text:p>
      <text:p text:style-name="P1">Після цього <text:span text:style-name="T6">Android Studio створить минімальний робочий проект на Flutter. Проект буде розміщего в каталозі наступної структури:</text:span></text:p>
      <text:list xml:id="list1691095387" text:style-name="L1">
        <text:list-item>
          <text:p text:style-name="P4">android - Auto generated source code to create android application  </text:p>
        </text:list-item>
        <text:list-item>
          <text:p text:style-name="P4">ios - Auto generated source code to create ios application  </text:p>
        </text:list-item>
        <text:list-item>
          <text:p text:style-name="P4">lib - Main folder containing Dart code written using flutter framework </text:p>
        </text:list-item>
        <text:list-item>
          <text:p text:style-name="P4"><text:s/>lib/main.dart - Entry point of the Flutter application </text:p>
        </text:list-item>
        <text:list-item>
          <text:p text:style-name="P4"><text:s/>test - Folder containing Dart code to test the flutter application  </text:p>
        </text:list-item>
        <text:list-item>
          <text:p text:style-name="P4">test/widget_test.dart - Sample code  </text:p>
        </text:list-item>
        <text:list-item>
          <text:p text:style-name="P4">.gitignore - Git version control file  </text:p>
        </text:list-item>
        <text:list-item>
          <text:p text:style-name="P4">.metadata - auto generated by the flutter tools  </text:p>
        </text:list-item>
        <text:list-item>
          <text:p text:style-name="P4">.packages - auto generated to track the flutter packages  </text:p>
        </text:list-item>
        <text:list-item>
          <text:p text:style-name="P4">.iml - project file used by Android studio  </text:p>
        </text:list-item>
        <text:list-item>
          <text:p text:style-name="P4">pubspec.yaml - Used by Pub, Flutter package manager  </text:p>
        </text:list-item>
        <text:list-item>
          <text:p text:style-name="P4">pubspec.lock - Auto generated by the Flutter package manager, Pub  </text:p>
        </text:list-item>
        <text:list-item>
          <text:p text:style-name="P4">README.md - Project description file written in Markdown format</text:p>
          <text:p text:style-name="P4">Сам проект має наступний код:</text:p>
        </text:list-item>
      </text:list>
      <text:p text:style-name="P5">import 'package:flutter/material.dart';</text:p>
      <text:p text:style-name="P5"/>
      <text:p text:style-name="P5"><text:soft-page-break/>void main() {</text:p>
      <text:p text:style-name="P5"><text:s text:c="2"/>runApp(const MyApp());</text:p>
      <text:p text:style-name="P5">}</text:p>
      <text:p text:style-name="P5"/>
      <text:p text:style-name="P5">class MyApp extends StatelessWidget {</text:p>
      <text:p text:style-name="P5"><text:s text:c="2"/>const MyApp({Key? key}) : super(key: key);</text:p>
      <text:p text:style-name="P5"/>
      <text:p text:style-name="P5"><text:s text:c="2"/>@override</text:p>
      <text:p text:style-name="P5"><text:s text:c="2"/>Widget build(BuildContext context) {</text:p>
      <text:p text:style-name="P5"><text:s text:c="4"/>return MaterialApp(</text:p>
      <text:p text:style-name="P5"><text:s text:c="6"/>title: 'Flutter Demo',</text:p>
      <text:p text:style-name="P5"><text:s text:c="6"/>theme: ThemeData(</text:p>
      <text:p text:style-name="P5"><text:s text:c="8"/>primarySwatch: Colors.blue,</text:p>
      <text:p text:style-name="P5"><text:s text:c="6"/>),</text:p>
      <text:p text:style-name="P5"><text:s text:c="6"/>home: const MyHomePage(title: 'Flutter Demo Home Page'),</text:p>
      <text:p text:style-name="P5"><text:s text:c="4"/>);</text:p>
      <text:p text:style-name="P5"><text:s text:c="2"/>}</text:p>
      <text:p text:style-name="P5">}</text:p>
      <text:p text:style-name="P5"/>
      <text:p text:style-name="P5">class MyHomePage extends StatefulWidget {</text:p>
      <text:p text:style-name="P5"><text:s text:c="2"/>const MyHomePage({Key? key, required this.title}) : super(key: key);</text:p>
      <text:p text:style-name="P5"/>
      <text:p text:style-name="P5"><text:s text:c="2"/>final String title;</text:p>
      <text:p text:style-name="P5"/>
      <text:p text:style-name="P5"><text:s text:c="2"/>@override</text:p>
      <text:p text:style-name="P5"><text:s text:c="2"/>State&lt;MyHomePage&gt; createState() =&gt; _MyHomePageState();</text:p>
      <text:p text:style-name="P5">}</text:p>
      <text:p text:style-name="P5"/>
      <text:p text:style-name="P5">class _MyHomePageState extends State&lt;MyHomePage&gt; {</text:p>
      <text:p text:style-name="P5"><text:s text:c="2"/>int _counter = 0;</text:p>
      <text:p text:style-name="P5"/>
      <text:p text:style-name="P5"><text:s text:c="2"/>void _incrementCounter() {</text:p>
      <text:p text:style-name="P5"><text:s text:c="4"/>setState(() {</text:p>
      <text:p text:style-name="P5"><text:s text:c="6"/>_counter++;</text:p>
      <text:p text:style-name="P5"><text:soft-page-break/><text:s text:c="4"/>});</text:p>
      <text:p text:style-name="P5"><text:s text:c="2"/>}</text:p>
      <text:p text:style-name="P5"/>
      <text:p text:style-name="P5"><text:s text:c="2"/>@override</text:p>
      <text:p text:style-name="P5"><text:s text:c="2"/>Widget build(BuildContext context) {</text:p>
      <text:p text:style-name="P5"><text:s text:c="4"/>return Scaffold(</text:p>
      <text:p text:style-name="P5"><text:s text:c="6"/>appBar: AppBar(</text:p>
      <text:p text:style-name="P5"><text:s text:c="8"/>title: Text(widget.title),</text:p>
      <text:p text:style-name="P5"><text:s text:c="6"/>),</text:p>
      <text:p text:style-name="P5"><text:s text:c="6"/>body: Center(</text:p>
      <text:p text:style-name="P5"><text:s text:c="8"/>child: Column(</text:p>
      <text:p text:style-name="P5"><text:s text:c="10"/>mainAxisAlignment: MainAxisAlignment.center,</text:p>
      <text:p text:style-name="P5"><text:s text:c="10"/>children: &lt;Widget&gt;[</text:p>
      <text:p text:style-name="P5"><text:s text:c="12"/>const Text(</text:p>
      <text:p text:style-name="P5"><text:s text:c="14"/>'You have pushed the button this many times:',</text:p>
      <text:p text:style-name="P5"><text:s text:c="12"/>),</text:p>
      <text:p text:style-name="P5"><text:s text:c="12"/>Text(</text:p>
      <text:p text:style-name="P5"><text:s text:c="14"/>'$_counter',</text:p>
      <text:p text:style-name="P5"><text:s text:c="14"/>style: Theme.of(context).textTheme.headline4,</text:p>
      <text:p text:style-name="P5"><text:s text:c="12"/>),</text:p>
      <text:p text:style-name="P5"><text:s text:c="10"/>],</text:p>
      <text:p text:style-name="P5"><text:s text:c="8"/>),</text:p>
      <text:p text:style-name="P5"><text:s text:c="6"/>),</text:p>
      <text:p text:style-name="P5"><text:s text:c="6"/>floatingActionButton: FloatingActionButton(</text:p>
      <text:p text:style-name="P5"><text:s text:c="8"/>onPressed: _incrementCounter,</text:p>
      <text:p text:style-name="P5"><text:s text:c="8"/>tooltip: 'Increment',</text:p>
      <text:p text:style-name="P5"><text:s text:c="8"/>child: const Icon(Icons.add),</text:p>
      <text:p text:style-name="P5"><text:s text:c="6"/>),</text:p>
      <text:p text:style-name="P5"><text:s text:c="4"/>);</text:p>
      <text:p text:style-name="P5"><text:s text:c="2"/>}</text:p>
      <text:p text:style-name="P5">}</text:p>
      <text:p text:style-name="P5"/>
      <text:h text:style-name="P2" text:outline-level="3">Завдання</text:h>
      <text:p text:style-name="P6">1. Встановити Flutter SDK для своєї операційної системи</text:p>
      <text:p text:style-name="P6"><text:soft-page-break/>2. Створити мінімальний Flutter-проект, що підтримує Android та web</text:p>
      <text:p text:style-name="P6">3. Протестувати можоивості hot-relo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indent="0.3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4T23:07:01.524572381</meta:creation-date>
    <meta:generator>LibreOffice/7.1.3.2$MacOSX_X86_64 LibreOffice_project/47f78053abe362b9384784d31a6e56f8511eb1c1</meta:generator>
    <dc:date>2022-03-14T23:31:01.394261115</dc:date>
    <meta:editing-duration>PT2H59M42S</meta:editing-duration>
    <meta:editing-cycles>6</meta:editing-cycles>
    <meta:document-statistic meta:table-count="0" meta:image-count="0" meta:object-count="0" meta:page-count="4" meta:paragraph-count="88" meta:word-count="399" meta:character-count="3122" meta:non-whitespace-character-count="2515"/>
  </office:meta>
</office:document-meta>
</file>